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d689" officeooo:paragraph-rsid="000bd689"/>
    </style:style>
    <style:style style:name="P2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3" style:family="paragraph" style:parent-style-name="Standard">
      <style:paragraph-properties fo:text-align="start" style:justify-single-word="false"/>
      <style:text-properties officeooo:rsid="000bd689" officeooo:paragraph-rsid="000bd689"/>
    </style:style>
    <style:style style:name="P4" style:family="paragraph" style:parent-style-name="Standard">
      <style:paragraph-properties fo:text-align="start" style:justify-single-word="false"/>
      <style:text-properties officeooo:rsid="0027f231" officeooo:paragraph-rsid="0027f2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. Show that INDEPENDENT-SET is NP-C.</text:p>
      <text:p text:style-name="P2"><draw:frame draw:style-name="fr1" draw:name="Object1" text:anchor-type="as-char" svg:y="-1.5626in" svg:width="6.911in" svg:height="3.090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2. <draw:frame draw:style-name="fr2" draw:name="Object2" text:anchor-type="as-char" svg:y="-1.4547in" svg:width="6.7484in" svg:height="2.8756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9:59:15.813516324</meta:creation-date>
    <meta:editing-duration>PT25M40S</meta:editing-duration>
    <meta:editing-cycles>6</meta:editing-cycles>
    <meta:generator>LibreOffice/6.0.7.3$Linux_X86_64 LibreOffice_project/00m0$Build-3</meta:generator>
    <dc:date>2019-04-14T22:26:56.586833320</dc:date>
    <meta:document-statistic meta:table-count="0" meta:image-count="0" meta:object-count="2" meta:page-count="1" meta:paragraph-count="6" meta:word-count="13" meta:character-count="78" meta:non-whitespace-character-count="6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Suppose</mtext>
            <mi>V</mi>
            <mrow>
              <mi>'</mi>
              <mo stretchy="false">⊆</mo>
              <mi>V</mi>
            </mrow>
            <mtext>and V' is in INDEPENDENT-SET.</mtext>
          </mrow>
        </mtd>
      </mtr>
      <mtr>
        <mtd>
          <mtext>M = on input&lt;V', k&gt; </mtext>
        </mtd>
      </mtr>
      <mtr>
        <mtd>
          <mtext>1. Check if |V'| &gt;= k, if not, reject.</mtext>
        </mtd>
      </mtr>
      <mtr>
        <mtd>
          <mrow>
            <mtext>2. For each vertex </mtext>
            <mo stretchy="false">∈</mo>
            <mtext> V'</mtext>
          </mrow>
        </mtd>
      </mtr>
      <mtr>
        <mtd>
          <mrow>
            <mtext>3.      Reject if there </mtext>
            <mo stretchy="false">∃</mo>
            <mtext> another vertex such that an edge exists between them.</mtext>
          </mrow>
        </mtd>
      </mtr>
      <mtr>
        <mtd>
          <mtext>4. Accept</mtext>
        </mtd>
      </mtr>
      <mtr>
        <mtd>
          <mrow>
            <mtext>Therefore, IS is in O ( V' + E)</mtext>
            <mtext>and</mtext>
            <mrow>
              <mtext> IS </mtext>
              <mo stretchy="false">∈</mo>
              <mtext> NP</mtext>
            </mrow>
          </mrow>
        </mtd>
      </mtr>
      <mtr>
        <mtd>
          <mtext>Suppose v' is a VC, then, every edge contains an endpoint from V'</mtext>
        </mtd>
      </mtr>
      <mtr>
        <mtd>
          <mtext>Suppose two vertices of V\V' share an edge. Then there is a contradiction.</mtext>
        </mtd>
      </mtr>
      <mtr>
        <mtd>
          <mtext>Since V', every edge in V is connteced to a vertice from V'. Taking the set differnce</mtext>
        </mtd>
      </mtr>
      <mtr>
        <mtd>
          <mtext>of V from V' cannot share an edge. Therefore, V\V' is an IS</mtext>
        </mtd>
      </mtr>
      <mtr>
        <mtd>
          <mrow>
            <mtext>Suppose U is IS and U</mtext>
            <mo stretchy="false">⊆</mo>
            <mtext>V, then no pairs of vertices in U share an edge.</mtext>
          </mrow>
        </mtd>
      </mtr>
      <mtr>
        <mtd>
          <mtext>Suppose V' = V\U and there is an edge that contains no endpoints from V'. </mtext>
        </mtd>
      </mtr>
      <mtr>
        <mtd>
          <mtext>Then, this is a contradiction.Eliminating the U from V must result in vertices from V' being connected.</mtext>
        </mtd>
      </mtr>
      <mtr>
        <mtd>
          <mtext>Thus V' is VC. </mtext>
        </mtd>
      </mtr>
      <mtr>
        <mtd>
          <mrow>
            <mtext>There for </mtext>
            <mrow>
              <mi mathvariant="italic">IS</mi>
              <msub>
                <mo stretchy="false">≤</mo>
                <mi>p</mi>
              </msub>
              <mi mathvariant="italic">VC</mi>
            </mrow>
          </mrow>
        </mtd>
      </mtr>
    </mtable>
    <annotation encoding="StarMath 5.0">"Suppose" V' subseteq V  "and V' is in INDEPENDENT-SET."newline
"M = on input&lt;V', k&gt; "newline
"1. Check if |V'| &gt;= k, if not, reject." newline
"2. For each vertex " in" V'" newline
"3.      Reject if there " exists" another vertex such that an edge exists between them." newline
"4. Accept" newline
"Therefore, IS is in O ( V' + E)" "and" " IS " in" NP" newline
"Suppose v' is a VC, then, every edge contains an endpoint from V'" newline
"Suppose two vertices of V\V' share an edge. Then there is a contradiction." newline
"Since V', every edge in V is connteced to a vertice from V'. Taking the set differnce" newline "of V from V' cannot share an edge. Therefore, V\V' is an IS"
newline
"Suppose U is IS and U" subseteq"V, then no pairs of vertices in U share an edge." newline
"Suppose V' = V\U and there is an edge that contains no endpoints from V'. " newline
"Then, this is a contradiction.Eliminating the U from V must result in vertices from V' being connected." newline "Thus V' is VC. "newline
"There for "IS &lt;= sub p  VC  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Claim</mi>
            <mi mathvariant="normal">:</mi>
            <mn>4</mn>
            <mrow>
              <mi mathvariant="italic">SAT</mi>
              <mo stretchy="false">∈</mo>
              <mrow>
                <mi mathvariant="italic">NP</mi>
                <mo stretchy="false">−</mo>
                <mi>C</mi>
              </mrow>
            </mrow>
          </mrow>
        </mtd>
      </mtr>
      <mtr>
        <mtd>
          <mrow>
            <mi mathvariant="italic">Proof</mi>
            <mi mathvariant="normal">:</mi>
          </mrow>
        </mtd>
      </mtr>
      <mtr>
        <mtd>
          <mrow>
            <mn>1.</mn>
            <mi mathvariant="italic">Show</mi>
            <mn>4</mn>
            <mrow>
              <mi mathvariant="italic">SAT</mi>
              <mo stretchy="false">∈</mo>
              <mi mathvariant="italic">NP</mi>
            </mrow>
            <mi>.</mi>
          </mrow>
        </mtd>
      </mtr>
      <mtr>
        <mtd>
          <mrow/>
        </mtd>
      </mtr>
      <mtr>
        <mtd>
          <mrow>
            <mrow>
              <mi>ϕ</mi>
              <mo stretchy="false">=</mo>
              <mrow>
                <mo fence="true" stretchy="false">(</mo>
                <mrow>
                  <mrow>
                    <msub>
                      <mi>x</mi>
                      <mn>1</mn>
                    </msub>
                    <mi mathvariant="normal">∨</mi>
                    <msub>
                      <mi>x</mi>
                      <mn>2</mn>
                    </msub>
                    <mi mathvariant="normal">∨</mi>
                    <mrow>
                      <mo stretchy="false">¬</mo>
                      <msub>
                        <mi>x</mi>
                        <mn>3</mn>
                      </msub>
                    </mrow>
                    <mi mathvariant="normal">∨</mi>
                    <msub>
                      <mi>x</mi>
                      <mn>4</mn>
                    </msub>
                  </mrow>
                </mrow>
                <mo fence="true" stretchy="false">)</mo>
              </mrow>
            </mrow>
            <mi mathvariant="normal">∧</mi>
            <mrow>
              <mo fence="true" stretchy="false">(</mo>
              <mrow>
                <mrow>
                  <mrow>
                    <mo stretchy="false">¬</mo>
                    <msub>
                      <mi>x</mi>
                      <mn>1</mn>
                    </msub>
                  </mrow>
                  <mi mathvariant="normal">∨</mi>
                  <mrow>
                    <mo stretchy="false">¬</mo>
                    <msub>
                      <mi>x</mi>
                      <mn>2</mn>
                    </msub>
                  </mrow>
                  <mi mathvariant="normal">∨</mi>
                  <mrow>
                    <mo stretchy="false">¬</mo>
                    <msub>
                      <mi>x</mi>
                      <mn>3</mn>
                    </msub>
                  </mrow>
                  <mi mathvariant="normal">∨</mi>
                  <msub>
                    <mi>x</mi>
                    <mn>4</mn>
                  </msub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row>
                    <mo stretchy="false">¬</mo>
                    <msub>
                      <mi>x</mi>
                      <mn>2</mn>
                    </msub>
                  </mrow>
                  <mi mathvariant="normal">∨</mi>
                  <msub>
                    <mi>x</mi>
                    <mn>3</mn>
                  </msub>
                  <mi mathvariant="normal">∨</mi>
                  <mrow>
                    <mo stretchy="false">¬</mo>
                    <msub>
                      <mi>x</mi>
                      <mn>4</mn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>
              <mi>M</mi>
              <mo stretchy="false">=</mo>
              <mi mathvariant="italic">on</mi>
            </mrow>
            <mi mathvariant="italic">input</mi>
            <mrow>
              <mo fence="true" stretchy="false">(</mo>
              <mrow>
                <mrow>
                  <mi>ϕ</mi>
                  <mi>,</mi>
                  <mi mathvariant="italic">True</mi>
                </mrow>
              </mrow>
              <mo fence="true" stretchy="false">)</mo>
            </mrow>
          </mrow>
        </mtd>
      </mtr>
      <mtr>
        <mtd>
          <mrow>
            <mtext>     </mtext>
            <mn>1.</mn>
            <mtext>Check </mtext>
            <mi mathvariant="italic">if</mi>
            <mrow>
              <mi>ϕ</mi>
              <mo stretchy="false">=</mo>
              <mi mathvariant="italic">True</mi>
            </mrow>
            <mi>,</mi>
            <mi mathvariant="italic">if</mi>
            <mi mathvariant="italic">not</mi>
            <mi mathvariant="italic">reject</mi>
          </mrow>
        </mtd>
      </mtr>
      <mtr>
        <mtd>
          <mrow>
            <mi mathvariant="italic">Therefore</mi>
            <mi>,</mi>
            <mi>M</mi>
            <mrow>
              <mi mathvariant="italic">runs</mi>
              <mo stretchy="false">∈</mo>
              <mi>O</mi>
            </mrow>
            <mrow>
              <mo fence="true" stretchy="false">(</mo>
              <mrow>
                <mi>n</mi>
              </mrow>
              <mo fence="true" stretchy="false">)</mo>
            </mrow>
            <mtext> and </mtext>
            <mn>4</mn>
            <mrow>
              <mi mathvariant="italic">SAT</mi>
              <mo stretchy="false">∈</mo>
              <mi mathvariant="italic">NP</mi>
            </mrow>
          </mrow>
        </mtd>
      </mtr>
      <mtr>
        <mtd>
          <mrow/>
        </mtd>
      </mtr>
      <mtr>
        <mtd>
          <mrow>
            <mn>2.</mn>
            <mi mathvariant="italic">Show</mi>
            <mn>3</mn>
            <mrow>
              <mi mathvariant="italic">SAT</mi>
              <msub>
                <mo stretchy="false">≤</mo>
                <mi>P</mi>
              </msub>
              <mn>4</mn>
            </mrow>
            <mi mathvariant="italic">SAT</mi>
            <mi>.</mi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an</mi>
            <mi mathvariant="italic">instance</mi>
            <mi mathvariant="italic">of</mi>
            <mn>3</mn>
            <mi mathvariant="italic">SAT</mi>
            <mi>.</mi>
            <mi mathvariant="italic">Turn</mi>
            <mi mathvariant="italic">it</mi>
            <mi mathvariant="italic">into</mi>
            <mi>a</mi>
            <msub>
              <mi>ϕ</mi>
              <mrow>
                <mn>4</mn>
                <mi mathvariant="italic">SAT</mi>
              </mrow>
            </msub>
            <mi mathvariant="italic">instance</mi>
            <mi mathvariant="italic">by</mi>
            <mi mathvariant="italic">converting</mi>
            <mi mathvariant="italic">each</mi>
            <mi mathvariant="italic">clause</mi>
            <mi mathvariant="italic">as</mi>
            <mi mathvariant="italic">follows</mi>
            <mi mathvariant="normal">:</mi>
          </mrow>
        </mtd>
      </mtr>
      <mtr>
        <mtd>
          <mrow>
            <mtext>	</mtext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</mrow>
              </mrow>
              <mo fence="true" stretchy="false">)</mo>
            </mrow>
            <mo stretchy="false">→</mo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i>z</mi>
                </mrow>
              </mrow>
              <mo fence="true" stretchy="false">)</mo>
            </mrow>
            <mi mathvariant="normal">∧</mi>
            <mrow>
              <mo fence="true" stretchy="false">(</mo>
              <mrow>
                <mrow>
                  <msub>
                    <mi>x</mi>
                    <mn>1</mn>
                  </msub>
                  <mi mathvariant="normal">∨</mi>
                  <msub>
                    <mi>x</mi>
                    <mn>2</mn>
                  </msub>
                  <mi mathvariant="normal">∨</mi>
                  <msub>
                    <mi>x</mi>
                    <mn>3</mn>
                  </msub>
                  <mi mathvariant="normal">∨</mi>
                  <mrow>
                    <mo stretchy="false">¬</mo>
                    <mi>z</mi>
                  </mrow>
                </mrow>
              </mrow>
              <mo fence="true" stretchy="false">)</mo>
            </mrow>
          </mrow>
        </mtd>
      </mtr>
      <mtr>
        <mtd>
          <mrow>
            <mi mathvariant="italic">Need</mi>
            <mtext>to</mtext>
            <mi mathvariant="italic">show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o stretchy="false">⇔</mo>
            <msub>
              <mi>ϕ</mi>
              <mrow>
                <mn>4</mn>
                <mi mathvariant="italic">SAT</mi>
              </mrow>
            </msub>
            <mi mathvariant="italic">is</mi>
            <mi mathvariant="italic">satisfiable</mi>
            <mi mathvariant="normal">:</mi>
          </mrow>
        </mtd>
      </mtr>
      <mtr>
        <mtd>
          <mrow>
            <mi mathvariant="italic">Suppose</mi>
            <msub>
              <mi>ϕ</mi>
              <mrow>
                <mn>3</mn>
                <mi mathvariant="italic">SAT</mi>
              </mrow>
            </msub>
            <mi mathvariant="italic">is</mi>
            <mi mathvariant="italic">satisfiable</mi>
            <mi>.</mi>
          </mrow>
        </mtd>
      </mtr>
    </mtable>
    <annotation encoding="StarMath 5.0">Claim: 4SAT in NP-C newline
Proof:newline
1. Show 4SAT in NP.newline
 newline
%phi =  ( x_{1} %or x_{2} %or neg x_{3} %or x_{4}) %and (neg x_{1} %or neg x_{2} %or  neg x_{3} %or x_{4} ) %and (x_{1} %or neg x_{2} %or  x_{3} %or neg x_{4} ) newline
M = on input( %phi , True) newline
"     "1. "Check " if %phi = True, if not reject newline 
Therefore, M runs in O(n ) " and " 4SAT in NP
newline newline
2. Show 3SAT &lt;=_{P}4SAT. newline
Suppose %phi _{ 3SAT } is an instance of 3SAT.  Turn it into a %phi_{ 4SAT } instance by converting each clause as follows: newline
"	"( x_{1} %or x_{2} %or x_{3}) rightarrow ( x_{1} %or x_{2} %or x_{3} %or z) %and ( x_{1} %or x_{2} %or x_{3} %or neg z ) newline
Need "to" show %phi_{ 3SAT } is satisfiable  dlrarrow %phi_{ 4SAT } is satisfiable: newline
Suppose %phi_{ 3SAT } is satisfiable.  </annotation>
  </semantics>
</math>
</file>